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text-properties officeooo:paragraph-rsid="001a6197"/>
    </style:style>
    <style:style style:name="P2" style:family="paragraph" style:parent-style-name="Standard">
      <style:text-properties fo:font-size="18pt" officeooo:paragraph-rsid="001a6197" style:font-size-asian="18pt" style:font-size-complex="18pt"/>
    </style:style>
    <style:style style:name="P3" style:family="paragraph" style:parent-style-name="Standard">
      <style:text-properties fo:font-size="18pt" officeooo:rsid="001a6197" officeooo:paragraph-rsid="001a6197" style:font-size-asian="18pt" style:font-size-complex="18pt"/>
    </style:style>
    <style:style style:name="P4" style:family="paragraph" style:parent-style-name="Standard">
      <style:text-properties officeooo:rsid="001a6197" officeooo:paragraph-rsid="001a6197"/>
    </style:style>
    <style:style style:name="P5" style:family="paragraph" style:parent-style-name="Standard">
      <style:paragraph-properties fo:text-align="start" style:justify-single-word="false"/>
      <style:text-properties officeooo:rsid="001a6197" officeooo:paragraph-rsid="001a6197"/>
    </style:style>
    <style:style style:name="P6" style:family="paragraph" style:parent-style-name="Standard">
      <style:paragraph-properties fo:text-align="center" style:justify-single-word="false"/>
      <style:text-properties officeooo:paragraph-rsid="001a6197"/>
    </style:style>
    <style:style style:name="P7" style:family="paragraph" style:parent-style-name="Standard">
      <style:paragraph-properties fo:text-align="start" style:justify-single-word="false"/>
      <style:text-properties officeooo:paragraph-rsid="001a619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6197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a6197" style:font-size-asian="16pt" style:font-weight-asian="bold" style:font-size-complex="16pt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bold" officeooo:rsid="001a6197" style:font-size-asian="18pt" style:font-weight-asian="bold" style:font-size-complex="18pt" style:font-weight-complex="bold"/>
    </style:style>
    <style:style style:name="T7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fo:font-size="18pt" fo:font-style="italic" fo:font-weight="bold" officeooo:rsid="001a6197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1) </text:span><text:span text:style-name="T3">Анализ корректности и ошибок:</text:span></text:p>
      <text:p text:style-name="P2"><text:span text:style-name="T1">(average = total / count): Почему здесь гарантированно не произойдет деления на ноль? Какое условие это обеспечивает?</text:span></text:p>
      <text:p text:style-name="P3"><text:span text:style-name="T1">Здесь не произойдёт деление на 0 потому что присутствует условие при котором будет деление только в том случае если count &gt; 0</text:span></text:p>
      <text:p text:style-name="P3"><text:span text:style-name="T1">if count &gt; 0:</text:span></text:p>
      <text:p text:style-name="P1"><text:span text:style-name="T6"><text:s text:c="8"/>average = total / count </text:span></text:p>
      <text:p text:style-name="P1"><text:span text:style-name="T6"/></text:p>
      <text:p text:style-name="P2"><text:span text:style-name="T2">2) </text:span><text:span text:style-name="T1">Корректно ли функция обрабатывает случай, когда на вход подается пустой список (numbers = [])? Соответствует ли это поведение спецификации (вашему постусловию)? Почему да/нет?</text:span></text:p>
      <text:p text:style-name="P2"><text:span text:style-name="T1"/></text:p>
      <text:p text:style-name="P1"><text:span text:style-name="T6">Да соответствует, если будет передан пустой список,то функция вернёт 0, цикл в принципе не будет отработан, а моя спецификация говорит,что эта функция будет возвращать число</text:span></text:p>
      <text:p text:style-name="P1"><text:span text:style-name="T6"/></text:p>
      <text:p text:style-name="P1"><text:span text:style-name="T6">3) Какая ошибка (потенциальный сбой) может произойти, если нарушено предусловие? (Например, если numbers не является списком, а является строкой). Как можно улучшить функцию, чтобы она была </text:span><text:span text:style-name="T8">надежнее</text:span><text:span text:style-name="T6"> (защита от сбоев) или явнее сообщала о нарушении контракта? (Предложите 1-2 идеи).</text:span></text:p>
      <text:p text:style-name="P1"><text:span text:style-name="T6"/></text:p>
      <text:p text:style-name="P1"><text:span text:style-name="T6">Если в функцию будет передана строка или список из строк,то это приведёт к ошибке на стадии сложения total,</text:span></text:p>
      <text:p text:style-name="P4"><text:span text:style-name="T5">можно использовать либо обработчик ошибок try except, проверять тип данных в коллекцию и в случае не соответствия выбрасывать ошибку через assert</text:span></text:p>
      <text:p text:style-name="P4"><text:span text:style-name="T5"/></text:p>
      <text:p text:style-name="P6"><text:soft-page-break/><text:span text:style-name="T6">Вывод</text:span></text:p>
      <text:p text:style-name="P7"><text:span text:style-name="T6">1) </text:span><text:span text:style-name="T5">Считаете ли вы данную функцию корректной относительно ее </text:span><text:span text:style-name="T7">очевидной</text:span><text:span text:style-name="T5"> спецификации (вычисление среднего положительных, возврат 0 если их нет)? Обоснуйте, опираясь на результаты тестов и анализа.</text:span></text:p>
      <text:p text:style-name="P7"><text:span text:style-name="T5"/></text:p>
      <text:p text:style-name="P5"><text:span text:style-name="T5">Я считаю что функция корректна, присутствуют условия, правильная логика в случае передачи пустого списка,но я бы добавил ещё проверку на типы.</text:span></text:p>
      <text:p text:style-name="P5"><text:span text:style-name="T5"/></text:p>
      <text:p text:style-name="P5"><text:span text:style-name="T5">2)Какой метод проверки (тестирование, статический анализ, формальная верификация) был бы наиболее </text:span><text:span text:style-name="T7">эффективен</text:span><text:span text:style-name="T5"> для обнаружения ошибки, если бы в строке A не было проверки count &gt; 0? Почему?</text:span></text:p>
      <text:p text:style-name="P5"><text:span text:style-name="T5"/></text:p>
      <text:p text:style-name="P5"><text:span text:style-name="T5">Формальная верификация, потому что она подразумевает проверку на значение описное в функции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9" style:display-name="ListLabel 19" style:family="text"/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4T15:15:14.322642517</meta:creation-date>
    <dc:date>2025-06-04T15:36:55.589288163</dc:date>
    <meta:editing-duration>PT21M41S</meta:editing-duration>
    <meta:editing-cycles>1</meta:editing-cycles>
    <meta:generator>LibreOffice/7.6.4.1$Linux_X86_64 LibreOffice_project/60$Build-1</meta:generator>
    <meta:document-statistic meta:table-count="0" meta:image-count="0" meta:object-count="0" meta:page-count="2" meta:paragraph-count="15" meta:word-count="267" meta:character-count="1825" meta:non-whitespace-character-count="1562"/>
  </office:meta>
</office:document-meta>
</file>